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3F6900004FBD000015E75186CB2554AAEEBB.svg" manifest:media-type="image/svg+xml"/>
  <manifest:file-entry manifest:full-path="Pictures/10000000000001A6000001A65318BEBED62574E0.jpg" manifest:media-type="image/jpeg"/>
  <manifest:file-entry manifest:full-path="Pictures/1000000100000304000000D4F8C2CA488507AF01.png" manifest:media-type="image/png"/>
  <manifest:file-entry manifest:full-path="Pictures/100000000000078000000438519996760A171968.png" manifest:media-type="image/png"/>
  <manifest:file-entry manifest:full-path="Pictures/100000000000078000000438B054E1B8E1F21EFB.png" manifest:media-type="image/png"/>
  <manifest:file-entry manifest:full-path="Pictures/100000000000078000000438D778EFC02D987BBE.png" manifest:media-type="image/png"/>
  <manifest:file-entry manifest:full-path="Pictures/100000000000078000000438EE371D88999A3DCB.png" manifest:media-type="image/png"/>
  <manifest:file-entry manifest:full-path="Pictures/1000000000000780000004380D35A1C6915D1896.png" manifest:media-type="image/png"/>
  <manifest:file-entry manifest:full-path="Pictures/1000000000000780000004381E04AA9A20D1B246.png" manifest:media-type="image/png"/>
  <manifest:file-entry manifest:full-path="Pictures/100000000000078000000438E516C520B6F201BB.png" manifest:media-type="image/png"/>
  <manifest:file-entry manifest:full-path="Pictures/10000000000007800000043883F53DF49A0922F1.png" manifest:media-type="image/png"/>
  <manifest:file-entry manifest:full-path="Pictures/10000000000007800000043832E61567B9CF7250.png" manifest:media-type="image/png"/>
  <manifest:file-entry manifest:full-path="Pictures/1000000000000780000004385FA1CFFBEAEAD61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ssistant" svg:font-family="Assistant"/>
    <style:font-face style:name="Assistant1" svg:font-family="Assistant" style:font-pitch="variable"/>
    <style:font-face style:name="Assistant2" svg:font-family="Assistant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unito" svg:font-family="Nunito"/>
    <style:font-face style:name="Nunito Black" svg:font-family="'Nunito Black'" style:font-pitch="variable"/>
    <style:font-face style:name="Nunito Medium" svg:font-family="'Nunito Medium'" style:font-pitch="variable"/>
    <style:font-face style:name="Nunito SemiBold" svg:font-family="'Nunito SemiBold'" style:font-pitch="variable"/>
    <style:font-face style:name="Nunito1" svg:font-family="Nunito" style:font-pitch="variable"/>
    <style:font-face style:name="Nunito2" svg:font-family="Nunito" style:font-adornments="Regular" style:font-pitch="variable"/>
    <style:font-face style:name="Ubuntu Mono" svg:font-family="'Ubuntu Mono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textarea-vertical-align="bottom" draw:auto-grow-height="true" draw:auto-grow-width="false" fo:max-height="0cm" fo:min-height="3.35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89cm"/>
      <style:paragraph-properties style:writing-mode="lr-tb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5.877cm"/>
      <style:paragraph-properties style:writing-mode="lr-tb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609cm"/>
      <style:paragraph-properties style:writing-mode="lr-tb"/>
    </style:style>
    <style:style style:name="gr7" style:family="graphic" style:parent-style-name="standard">
      <style:graphic-properties draw:stroke="none" svg:stroke-width="0.035cm" draw:stroke-linejoin="miter" svg:stroke-linecap="butt" draw:fill="bitmap" draw:fill-image-name="msFillBitmap_20_6" style:repeat="stretch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fo:clip="rect(0cm, 0cm, 0cm, 0cm)"/>
    </style:style>
    <style:style style:name="gr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6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_31__5f_Title_20_Slide-notes">
      <style:graphic-properties draw:fill-color="#ffffff" fo:min-height="13.364cm"/>
      <style:paragraph-properties style:writing-mode="lr-tb"/>
    </style:style>
    <style:style style:name="pr5" style:family="presentation" style:parent-style-name="_31__5f_Title_20_Slide-title" style:list-style-name="L8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_31__5f_Title_20_Slide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_31__5f_Title_20_Slide-title" style:list-style-name="L8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_31__5f_Title_20_Slide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_32__5f_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_32__5f_Title_20_and_20_Content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_32__5f_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_32__5f_Title_20_and_20_Content-notes">
      <style:graphic-properties draw:fill-color="#ffffff" fo:min-height="13.364cm"/>
      <style:paragraph-properties style:writing-mode="lr-tb"/>
    </style:style>
    <style:style style:name="pr13" style:family="presentation" style:parent-style-name="_36__5f_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_36__5f_Title_20_and_20_Content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_36__5f_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_36__5f_Title_20_and_20_Content-notes">
      <style:graphic-properties draw:fill-color="#ffffff" fo:min-height="13.364cm"/>
      <style:paragraph-properties style:writing-mode="lr-tb"/>
    </style:style>
    <style:style style:name="pr17" style:family="presentation" style:parent-style-name="_33__5f_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_33__5f_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_33__5f_Title_20_and_20_Content-notes">
      <style:graphic-properties draw:fill-color="#ffffff" fo:min-height="13.364cm"/>
      <style:paragraph-properties style:writing-mode="lr-tb"/>
    </style:style>
    <style:style style:name="pr20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le_20_and_20_Content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23" style:family="presentation" style:parent-style-name="_31__5f_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_31__5f_Title_20_and_20_Content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_31__5f_Title_20_and_20_Content-notes">
      <style:graphic-properties draw:fill-color="#ffffff" fo:min-height="13.364cm"/>
      <style:paragraph-properties style:writing-mode="lr-tb"/>
    </style:style>
    <style:style style:name="pr26" style:family="presentation" style:parent-style-name="_34__5f_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_34__5f_Title_20_and_20_Content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_34__5f_Title_20_and_20_Content-notes">
      <style:graphic-properties draw:fill-color="#ffffff" fo:min-height="13.364cm"/>
      <style:paragraph-properties style:writing-mode="lr-tb"/>
    </style:style>
    <style:style style:name="pr29" style:family="presentation" style:parent-style-name="_37__5f_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_37__5f_Title_20_and_20_Content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_37__5f_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_37__5f_Title_20_and_20_Content-notes">
      <style:graphic-properties draw:fill-color="#ffffff" fo:min-height="13.364cm"/>
      <style:paragraph-properties style:writing-mode="lr-tb"/>
    </style:style>
    <style:style style:name="pr33" style:family="presentation" style:parent-style-name="_38__5f_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_38__5f_Title_20_and_20_Content-notes">
      <style:graphic-properties draw:fill-color="#ffffff" fo:min-height="13.364cm"/>
      <style:paragraph-properties style:writing-mode="lr-tb"/>
    </style:style>
    <style:style style:name="pr35" style:family="presentation" style:parent-style-name="Custom_20_Layou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Custom_20_Layou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Custom_20_Layou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language="en" fo:country="US" fo:hyphenate="false"/>
    </style:style>
    <style:style style:name="P2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size="60pt" fo:language="en" fo:country="US" fo:hyphenate="false"/>
    </style:style>
    <style:style style:name="P3" style:family="paragraph">
      <style:text-properties fo:color="#ffffff" loext:opacity="100%" fo:language="en" fo:country="US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Assistant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</style:style>
    <style:style style:name="P7" style:family="paragraph">
      <loext:graphic-properties draw:fill-color="#ffffff"/>
      <style:paragraph-properties style:writing-mode="lr-tb"/>
      <style:text-properties fo:language="en" fo:country="US"/>
    </style:style>
    <style:style style:name="P8" style:family="paragraph">
      <style:paragraph-properties fo:text-align="start"/>
      <style:text-properties style:font-name="Nunito SemiBold" fo:font-size="22pt" fo:language="en" fo:country="US" style:font-size-asian="22pt" style:font-size-complex="22pt"/>
    </style:style>
    <style:style style:name="P9" style:family="paragraph">
      <loext:graphic-properties draw:fill="none" draw:fill-color="#ffffff"/>
      <style:paragraph-properties fo:text-align="start"/>
      <style:text-properties style:font-name="Nunito SemiBold" fo:font-size="22pt" fo:language="en" fo:country="US" style:font-size-asian="22pt" style:font-size-complex="22pt"/>
    </style:style>
    <style:style style:name="P10" style:family="paragraph">
      <style:paragraph-properties fo:margin-left="0cm" fo:margin-right="0cm" fo:margin-top="0.159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ssistant2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11" style:family="paragraph">
      <loext:graphic-properties draw:fill="none" draw:fill-color="#ffffff"/>
      <style:paragraph-properties fo:margin-left="0cm" fo:margin-right="0cm" fo:margin-top="0.159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ssistant2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12" style:family="paragraph">
      <style:paragraph-properties fo:margin-left="0cm" fo:margin-right="0cm" fo:margin-top="0.559cm" fo:margin-bottom="0cm" fo:text-indent="0cm"/>
      <style:text-properties fo:language="en" fo:country="US" fo:hyphenate="false" loext:hyphenation-no-caps="false"/>
    </style:style>
    <style:style style:name="P13" style:family="paragraph">
      <loext:graphic-properties draw:fill="none" draw:fill-color="#ffffff"/>
      <style:paragraph-properties fo:margin-left="0cm" fo:margin-right="0cm" fo:margin-top="0.559cm" fo:margin-bottom="0cm" fo:text-indent="0cm"/>
      <style:text-properties fo:language="en" fo:country="US" fo:hyphenate="false" loext:hyphenation-no-caps="false"/>
    </style:style>
    <style:style style:name="P14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Nunito" fo:font-size="60pt" fo:letter-spacing="normal" fo:language="en" fo:country="US" fo:font-style="normal" style:text-underline-style="none" fo:font-weight="bold" fo:background-color="transparent" style:font-size-asian="60pt" style:font-style-asian="normal" style:font-weight-asian="bold" style:font-size-complex="60pt" style:font-style-complex="normal" style:font-weight-complex="bold" fo:hyphenate="false"/>
    </style:style>
    <style:style style:name="P15" style:family="paragraph">
      <loext:graphic-properties draw:fill="none" draw:fill-color="#ffffff"/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ssistant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P16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Nunito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 fo:hyphenate="false"/>
    </style:style>
    <style:style style:name="P1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language="en" fo:country="US" fo:hyphenate="false"/>
    </style:style>
    <style:style style:name="P18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/>
      <style:text-properties fo:font-size="20pt" fo:language="en" fo:country="US" fo:hyphenate="false"/>
    </style:style>
    <style:style style:name="P19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ssistant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P20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Assistant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P21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Nunito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 fo:hyphenate="false"/>
    </style:style>
    <style:style style:name="P22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b213" loext:opacity="100%" style:text-line-through-style="none" style:text-line-through-type="none" style:text-position="0% 100%" style:font-name="Assistant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P23" style:family="paragraph">
      <loext:graphic-properties draw:fill="bitmap" draw:fill-image-name="msFillBitmap_20_6" style:repeat="stretch"/>
      <style:paragraph-properties fo:text-align="center" style:font-independent-line-spacing="true"/>
      <style:text-properties fo:font-size="18pt" fo:language="en" fo:country="US"/>
    </style:style>
    <style:style style:name="P24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pt" fo:language="en" fo:country="US" fo:hyphenate="false"/>
    </style:style>
    <style:style style:name="P25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6pt" fo:language="en" fo:country="US" fo:hyphenate="false"/>
    </style:style>
    <style:style style:name="P26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2pt" fo:language="en" fo:country="US" fo:hyphenate="false"/>
    </style:style>
    <style:style style:name="P27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2pt" fo:language="en" fo:country="US" fo:hyphenate="false"/>
    </style:style>
    <style:style style:name="P28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32pt" fo:language="en" fo:country="US"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fo:font-size="32pt" fo:language="en" fo:country="US" fo:hyphenate="false"/>
    </style:style>
    <style:style style:name="P30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Assistant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/>
    </style:style>
    <style:style style:name="P31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ssistant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P32" style:family="paragraph">
      <style:paragraph-properties fo:margin-top="0cm" fo:margin-bottom="0cm" fo:line-height="90%" fo:text-align="start" style:punctuation-wrap="hanging" style:writing-mode="lr-tb"/>
      <style:text-properties fo:language="en" fo:country="US" fo:hyphenate="false"/>
    </style:style>
    <style:style style:name="P33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size="44pt" fo:language="en" fo:country="US" fo:hyphenate="false"/>
    </style:style>
    <style:style style:name="P34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language="en" fo:country="US" fo:hyphenate="false"/>
    </style:style>
    <style:style style:name="P35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US" fo:hyphenate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Nunito" fo:font-size="60pt" fo:letter-spacing="normal" fo:font-style="normal" style:text-underline-style="none" fo:font-weight="bold" fo:background-color="transparent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color="#ffffff" loext:opacity="100%"/>
    </style:style>
    <style:style style:name="T3" style:family="text">
      <style:text-properties style:font-name="Nunito SemiBold" fo:font-size="22pt" style:font-size-asian="22pt" style:font-size-complex="2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Assistant2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ssistant1" fo:language="en" fo:country="US"/>
    </style:style>
    <style:style style:name="T6" style:family="text">
      <style:text-properties style:font-name="Ubuntu Mono" fo:language="en" fo:country="US"/>
    </style:style>
    <style:style style:name="T7" style:family="text">
      <style:text-properties style:font-name="Assistant1"/>
    </style:style>
    <style:style style:name="T8" style:family="text">
      <style:text-properties style:font-name="Ubuntu Mono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Assistant" fo:font-size="20pt" fo:letter-spacing="normal" fo:font-style="normal" style:text-underline-style="solid" style:text-underline-width="auto" style:text-underline-color="font-color" fo:font-weight="normal" fo:background-color="transparent" style:font-size-asian="20pt" style:font-style-asian="normal" style:font-weight-asian="normal" style:font-name-complex="Assistant" style:font-size-complex="2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ssistant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ssistant" fo:font-size="22pt" fo:letter-spacing="normal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Nunito" fo:font-size="32pt" fo:letter-spacing="normal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Nunito" fo:font-size="44pt" fo:letter-spacing="normal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Assistant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864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864cm" text:min-label-width="0.864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727cm" text:min-label-width="0.864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591cm" text:min-label-width="0.86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454cm" text:min-label-width="0.864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.318cm" text:min-label-width="0.86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min-label-width="0.864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864cm" text:min-label-width="0.864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727cm" text:min-label-width="0.864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591cm" text:min-label-width="0.86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454cm" text:min-label-width="0.864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.318cm" text:min-label-width="0.86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emplate" draw:style-name="dp1" draw:master-page-name="Title_20_Slide" presentation:presentation-page-layout-name="AL1T0">
        <draw:frame draw:name="Titel 1" presentation:style-name="pr1" draw:text-style-name="P2" draw:layer="layout" svg:width="25.399cm" svg:height="5cm" svg:x="4.233cm" svg:y="5.955cm" presentation:class="title" presentation:user-transformed="true">
          <draw:text-box>
            <text:p text:style-name="P1"><text:span text:style-name="T1">How FAIR is your software?</text:span></text:p>
          </draw:text-box>
        </draw:frame>
        <draw:frame draw:name="Ondertitel 2" presentation:style-name="pr2" draw:text-style-name="P4" draw:layer="layout" svg:width="25.399cm" svg:height="1.871cm" svg:x="4.233cm" svg:y="11.325cm" presentation:class="subtitle" presentation:user-transformed="true">
          <draw:text-box>
            <text:p text:style-name="P3"><text:span text:style-name="T2">Introduction and hands-on tutorial</text:span></text:p>
          </draw:text-box>
        </draw:frame>
        <draw:frame draw:style-name="gr1" draw:text-style-name="P6" draw:layer="layout" svg:width="17.026cm" svg:height="3.608cm" svg:x="15.686cm" svg:y="14.569cm">
          <draw:text-box>
            <text:p text:style-name="P5">Jurriaan H. Spaaks</text:p>
            <text:p text:style-name="P5">Research Software Engineer</text:p>
            <text:p text:style-name="P5"/>
            <text:p text:style-name="P5">IEEE eScience 2022 Salt Lake City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_31__5f_Title_20_Slide" presentation:presentation-page-layout-name="AL1T0">
        <office:forms form:automatic-focus="false" form:apply-design-mode="false"/>
        <draw:frame draw:style-name="gr3" draw:text-style-name="P9" draw:layer="layout" svg:width="17.78cm" svg:height="1.439cm" svg:x="1.462cm" svg:y="0.567cm">
          <draw:text-box>
            <text:p text:style-name="P8"><text:span text:style-name="T3">About Netherlands eScience Center</text:span></text:p>
          </draw:text-box>
        </draw:frame>
        <presentation:notes draw:style-name="dp4">
          <draw:page-thumbnail draw:style-name="gr2" draw:layer="layout" svg:width="19.798cm" svg:height="11.136cm" svg:x="0.6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1__5f_Title_20_Slide" presentation:presentation-page-layout-name="AL1T0">
        <office:forms form:automatic-focus="false" form:apply-design-mode="false"/>
        <draw:frame draw:style-name="gr3" draw:text-style-name="P9" draw:layer="layout" svg:width="14.308cm" svg:height="1.439cm" svg:x="1.462cm" svg:y="0.567cm">
          <draw:text-box>
            <text:p text:style-name="P8"><text:span text:style-name="T3">Program layout</text:span></text:p>
          </draw:text-box>
        </draw:frame>
        <draw:frame draw:style-name="gr4" draw:text-style-name="P11" draw:layer="layout" svg:width="14.054cm" svg:height="16.127cm" svg:x="1.632cm" svg:y="2.388cm">
          <draw:text-box>
            <text:list text:style-name="L2">
              <text:list-item>
                <text:p text:style-name="P10">Intro to FAIR</text:p>
              </text:list-item>
              <text:list-item>
                <text:p text:style-name="P10">howfairis</text:p>
              </text:list-item>
              <text:list-item>
                <text:p text:style-name="P10">fair-software GitHub Action</text:p>
              </text:list-item>
              <text:list-item>
                <text:p text:style-name="P10">fairtally</text:p>
              </text:list-item>
              <text:list-item>
                <text:p text:style-name="P10">cherry pick from recent developments</text:p>
                <text:list>
                  <text:list-item>
                    <text:p text:style-name="P10">Citation File Format<text:line-break/>cffinit<text:line-break/>cffconvert<text:line-break/>(ruby-cff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Zenodo</text:span><text:span text:style-name="T4"><text:line-break/></text:span><text:span text:style-name="T4">Zenodo-GitHub integration</text:span><text:span text:style-name="T4"><text:line-break/></text:span><text:span text:style-name="T4">Unofficial Zenodo metadata schema</text:span><text:span text:style-name="T4"><text:line-break/></text:span><text:span text:style-name="T4">zenodraf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workflow to have maximum metadata used by Zenodo (needs 1 and 2)</text:p>
                  </text:list-item>
                  <text:list-item>
                    <text:p text:style-name="P10">FAIR4RS<text:line-break/>ARDC checklist for FAIR research software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9.798cm" svg:height="11.136cm" svg:x="0.6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1__5f_Title_20_Slide" presentation:presentation-page-layout-name="AL1T0">
        <office:forms form:automatic-focus="false" form:apply-design-mode="false"/>
        <draw:frame draw:style-name="gr3" draw:text-style-name="P9" draw:layer="layout" svg:width="14.308cm" svg:height="1.439cm" svg:x="1.462cm" svg:y="0.567cm">
          <draw:text-box>
            <text:p text:style-name="P8"><text:span text:style-name="T3">Program layout</text:span></text:p>
          </draw:text-box>
        </draw:frame>
        <draw:frame draw:style-name="gr3" draw:text-style-name="P9" draw:layer="layout" svg:width="17.78cm" svg:height="1.439cm" svg:x="15.77cm" svg:y="0.567cm">
          <draw:text-box>
            <text:p text:style-name="P8"><text:span text:style-name="T3">Goals</text:span></text:p>
          </draw:text-box>
        </draw:frame>
        <draw:frame draw:style-name="gr5" draw:text-style-name="P13" draw:layer="layout" svg:width="17.071cm" svg:height="3.859cm" svg:x="15.977cm" svg:y="2.882cm">
          <draw:text-box>
            <text:list text:style-name="L2">
              <text:list-item>
                <text:p text:style-name="P12">Brief introduction to FAIR</text:p>
              </text:list-item>
              <text:list-item>
                <text:p text:style-name="P12">Raise awareness for tooling, resources, workflows</text:p>
              </text:list-item>
              <text:list-item>
                <text:p text:style-name="P12">Gather feedback</text:p>
              </text:list-item>
            </text:list>
          </draw:text-box>
        </draw:frame>
        <draw:frame draw:style-name="gr6" draw:text-style-name="P13" draw:layer="layout" svg:width="13.985cm" svg:height="8.004cm" svg:x="1.632cm" svg:y="2.882cm">
          <draw:text-box>
            <text:list text:style-name="L2">
              <text:list-item>
                <text:p text:style-name="P10">Brief introduction to FAIR</text:p>
              </text:list-item>
            </text:list>
            <text:list text:style-name="L3">
              <text:list-item>
                <text:p text:style-name="P10"><text:span text:style-name="T5"><text:s/></text:span><text:span text:style-name="T6">howfairis</text:span></text:p>
                <text:list>
                  <text:list-item>
                    <text:p text:style-name="P10"><text:span text:style-name="T5">demo</text:span></text:p>
                  </text:list-item>
                  <text:list-item>
                    <text:p text:style-name="P10"><text:span text:style-name="T5">hands-on</text:span></text:p>
                  </text:list-item>
                </text:list>
              </text:list-item>
              <text:list-item>
                <text:p text:style-name="P10"><text:span text:style-name="T7"><text:s/></text:span><text:span text:style-name="T8">fairtally</text:span></text:p>
                <text:list>
                  <text:list-item>
                    <text:p text:style-name="P10">demo</text:p>
                  </text:list-item>
                  <text:list-item>
                    <text:p text:style-name="P10">hands-on</text:p>
                  </text:list-item>
                </text:list>
                <text:p text:style-name="P10"/>
              </text:list-item>
            </text:list>
          </draw:text-box>
        </draw:frame>
        <presentation:notes draw:style-name="dp4">
          <draw:page-thumbnail draw:style-name="gr2" draw:layer="layout" svg:width="19.798cm" svg:height="11.136cm" svg:x="0.6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1__5f_Title_20_Slide" presentation:presentation-page-layout-name="AL1T0">
        <draw:frame draw:name="Title 1" presentation:style-name="pr5" draw:text-style-name="P14" draw:layer="layout" svg:width="25.399cm" svg:height="6.631cm" svg:x="4.233cm" svg:y="5.955cm" presentation:class="title" presentation:placeholder="true" presentation:user-transformed="true">
          <draw:text-box/>
        </draw:frame>
        <draw:frame draw:name="Subtitle 2" presentation:style-name="pr6" draw:text-style-name="P15" draw:layer="layout" svg:width="25.399cm" svg:height="1.509cm" svg:x="4.233cm" svg:y="13.095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1__5f_Title_20_Slide" presentation:presentation-page-layout-name="AL1T0">
        <draw:frame draw:name="Title 2" presentation:style-name="pr7" draw:text-style-name="P14" draw:layer="layout" svg:width="25.399cm" svg:height="6.631cm" svg:x="4.233cm" svg:y="5.955cm" presentation:class="title" presentation:placeholder="true" presentation:user-transformed="true">
          <draw:text-box/>
        </draw:frame>
        <draw:frame draw:name="Subtitle 1" presentation:style-name="pr8" draw:text-style-name="P15" draw:layer="layout" svg:width="25.399cm" svg:height="1.509cm" svg:x="4.233cm" svg:y="13.095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1__5f_Title_20_Slide" presentation:presentation-page-layout-name="AL1T0"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_32__5f_Title_20_and_20_Content">
        <draw:frame draw:name="Titel 1" presentation:style-name="pr9" draw:text-style-name="P16" draw:layer="layout" svg:width="13.143cm" svg:height="3.681cm" svg:x="2.957cm" svg:y="4.696cm" presentation:class="title" presentation:placeholder="true" presentation:user-transformed="true">
          <draw:text-box/>
        </draw:frame>
        <draw:frame draw:name="Tijdelijke aanduiding voor inhoud 2" presentation:style-name="pr10" draw:text-style-name="P18" draw:layer="layout" svg:width="13.198cm" svg:height="5.768cm" svg:x="2.957cm" svg:y="8.845cm" presentation:class="outline" presentation:user-transformed="true">
          <draw:text-box>
            <text:list text:style-name="L4">
              <text:list-item>
                <text:p text:style-name="P17"><text:span text:style-name="T9"><text:a xlink:href="http://google.com/" xlink:type="simple">Dit is mijn tekst</text:a></text:span></text:p>
              </text:list-item>
            </text:list>
          </draw:text-box>
        </draw:frame>
        <draw:frame draw:name="Tijdelijke aanduiding voor tekst 3" presentation:style-name="pr11" draw:text-style-name="P19" draw:layer="layout" svg:width="9.135cm" svg:height="7.779cm" svg:x="20.627cm" svg:y="5.90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_36__5f_Title_20_and_20_Content">
        <draw:frame draw:name="Titel 1" presentation:style-name="pr13" draw:text-style-name="P16" draw:layer="layout" svg:width="13.143cm" svg:height="3.681cm" svg:x="2.957cm" svg:y="4.696cm" presentation:class="title" presentation:placeholder="true" presentation:user-transformed="true">
          <draw:text-box/>
        </draw:frame>
        <draw:frame draw:name="Tijdelijke aanduiding voor inhoud 2" presentation:style-name="pr14" draw:text-style-name="P20" draw:layer="layout" svg:width="13.198cm" svg:height="5.768cm" svg:x="2.957cm" svg:y="8.845cm" presentation:class="outline" presentation:placeholder="true" presentation:user-transformed="true">
          <draw:text-box/>
        </draw:frame>
        <draw:frame draw:name="Tijdelijke aanduiding voor tekst 3" presentation:style-name="pr15" draw:text-style-name="P19" draw:layer="layout" svg:width="9.135cm" svg:height="7.779cm" svg:x="20.627cm" svg:y="5.90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_33__5f_Title_20_and_20_Content">
        <draw:frame draw:name="Titel 1" presentation:style-name="pr17" draw:text-style-name="P21" draw:layer="layout" svg:width="14.368cm" svg:height="1.458cm" svg:x="18.197cm" svg:y="6.826cm" presentation:class="title" presentation:placeholder="true" presentation:user-transformed="true">
          <draw:text-box/>
        </draw:frame>
        <draw:frame draw:name="Tijdelijke aanduiding voor inhoud 2" presentation:style-name="pr18" draw:text-style-name="P22" draw:layer="layout" svg:width="14.368cm" svg:height="1.496cm" svg:x="18.197cm" svg:y="8.3cm" presentation:class="outline" presentation:placeholder="true" presentation:user-transformed="true">
          <draw:text-box/>
        </draw:frame>
        <draw:custom-shape draw:name="Ovaal 1" draw:style-name="gr7" draw:text-style-name="P23" draw:layer="layout" svg:width="3.249cm" svg:height="3.249cm" svg:x="18.431cm" svg:y="11.4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ijdelijke aanduiding voor tekst 8" draw:style-name="gr8" draw:text-style-name="P25" draw:layer="layout" svg:width="8.021cm" svg:height="2.465cm" svg:x="22.403cm" svg:y="12.12cm">
          <text:p text:style-name="P24"><text:span text:style-name="T10">Click to ed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jdelijke aanduiding voor tekst 8" draw:style-name="gr9" draw:text-style-name="P27" draw:layer="layout" svg:width="11.429cm" svg:height="1.152cm" svg:x="18.197cm" svg:y="10.159cm">
          <text:p text:style-name="P26"><text:span text:style-name="T11">Contact Per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0" draw:text-style-name="P29" draw:layer="layout" svg:width="11.429cm" svg:height="5.903cm" svg:x="1.764cm" svg:y="8.173cm">
          <text:p text:style-name="P28"><text:span text:style-name="T12">“</text:span><text:span text:style-name="T12">Empowering</text:span></text:p>
          <text:p text:style-name="P28"><text:span text:style-name="T12">researchers across</text:span></text:p>
          <text:p text:style-name="P28"><text:span text:style-name="T12">all disciplines</text:span></text:p>
          <text:p text:style-name="P28"><text:span text:style-name="T12">through innovative</text:span></text:p>
          <text:p text:style-name="P28"><text:span text:style-name="T12">research software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presentation-page-layout-name="AL2T11">
        <draw:frame draw:name="Title 3" presentation:style-name="pr20" draw:text-style-name="P16" draw:layer="layout" svg:width="29.209cm" svg:height="3.681cm" svg:x="2.328cm" svg:y="1.014cm" presentation:class="title" presentation:placeholder="true" presentation:user-transformed="true">
          <draw:text-box/>
        </draw:frame>
        <draw:frame draw:name="Content Placeholder 4" presentation:style-name="pr21" draw:text-style-name="P30" draw:layer="layout" svg:width="29.209cm" svg:height="12.086cm" svg:x="2.328cm" svg:y="5.071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1__5f_Title_20_and_20_Content" presentation:presentation-page-layout-name="AL2T11">
        <draw:frame draw:name="Title 3" presentation:style-name="pr23" draw:text-style-name="P16" draw:layer="layout" svg:width="29.209cm" svg:height="3.681cm" svg:x="2.328cm" svg:y="1.014cm" presentation:class="title" presentation:placeholder="true" presentation:user-transformed="true">
          <draw:text-box/>
        </draw:frame>
        <draw:frame draw:name="Content Placeholder 4" presentation:style-name="pr24" draw:text-style-name="P30" draw:layer="layout" svg:width="29.209cm" svg:height="12.086cm" svg:x="2.328cm" svg:y="5.071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_34__5f_Title_20_and_20_Content" presentation:presentation-page-layout-name="AL2T11">
        <draw:frame draw:name="Title 3" presentation:style-name="pr26" draw:text-style-name="P16" draw:layer="layout" svg:width="29.209cm" svg:height="3.681cm" svg:x="2.328cm" svg:y="1.014cm" presentation:class="title" presentation:placeholder="true" presentation:user-transformed="true">
          <draw:text-box/>
        </draw:frame>
        <draw:frame draw:name="Content Placeholder 4" presentation:style-name="pr27" draw:text-style-name="P30" draw:layer="layout" svg:width="29.209cm" svg:height="12.086cm" svg:x="2.328cm" svg:y="5.071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_37__5f_Title_20_and_20_Content">
        <draw:frame draw:name="Titel 1" presentation:style-name="pr29" draw:text-style-name="P16" draw:layer="layout" svg:width="13.143cm" svg:height="3.681cm" svg:x="2.957cm" svg:y="4.696cm" presentation:class="title" presentation:placeholder="true" presentation:user-transformed="true">
          <draw:text-box/>
        </draw:frame>
        <draw:frame draw:name="Tijdelijke aanduiding voor inhoud 2" presentation:style-name="pr30" draw:text-style-name="P20" draw:layer="layout" svg:width="13.198cm" svg:height="5.768cm" svg:x="2.957cm" svg:y="8.845cm" presentation:class="outline" presentation:placeholder="true" presentation:user-transformed="true">
          <draw:text-box/>
        </draw:frame>
        <draw:frame draw:name="Tijdelijke aanduiding voor tekst 3" presentation:style-name="pr31" draw:text-style-name="P19" draw:layer="layout" svg:width="9.263cm" svg:height="9.886cm" svg:x="20.636cm" svg:y="4.72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_38__5f_Title_20_and_20_Content">
        <draw:frame draw:name="Tijdelijke aanduiding voor tekst 1" presentation:style-name="pr33" draw:text-style-name="P31" draw:layer="layout" svg:width="16.496cm" svg:height="10.005cm" svg:x="14.336cm" svg:y="4.286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t’s stay&#10;in touch" draw:style-name="dp3" draw:master-page-name="Custom_20_Layout">
        <draw:frame draw:name="Title 1" presentation:style-name="pr35" draw:text-style-name="P33" draw:layer="layout" svg:width="8.428cm" svg:height="3.681cm" svg:x="1.733cm" svg:y="7.837cm" presentation:class="title" presentation:user-transformed="true">
          <draw:text-box>
            <text:p text:style-name="P32"><text:span text:style-name="T13">Let’s stay</text:span><text:span text:style-name="T13"><text:line-break/></text:span><text:span text:style-name="T13">in touch</text:span></text:p>
          </draw:text-box>
        </draw:frame>
        <draw:frame draw:name="Tijdelijke aanduiding voor tekst 7" presentation:style-name="pr36" draw:text-style-name="P35" draw:layer="layout" svg:width="9.263cm" svg:height="1.26cm" svg:x="17.894cm" svg:y="6.698cm" presentation:class="outline" presentation:user-transformed="true">
          <draw:text-box>
            <text:p text:style-name="P34"><text:span text:style-name="T14">www.eScienceCenter.nl</text:span></text:p>
          </draw:text-box>
        </draw:frame>
        <draw:frame draw:name="Tijdelijke aanduiding voor tekst 7" presentation:style-name="pr36" draw:text-style-name="P35" draw:layer="layout" svg:width="9.263cm" svg:height="1.26cm" svg:x="17.894cm" svg:y="8.719cm" presentation:class="outline" presentation:user-transformed="true">
          <draw:text-box>
            <text:p text:style-name="P34"><text:span text:style-name="T14">info@esciencecenter.com</text:span></text:p>
          </draw:text-box>
        </draw:frame>
        <draw:frame draw:name="Tijdelijke aanduiding voor tekst 7" presentation:style-name="pr36" draw:text-style-name="P35" draw:layer="layout" svg:width="9.263cm" svg:height="1.26cm" svg:x="17.894cm" svg:y="10.739cm" presentation:class="outline" presentation:user-transformed="true">
          <draw:text-box>
            <text:p text:style-name="P34"><text:span text:style-name="T14">+31 (0)20 460 477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ssistant" svg:font-family="Assistant"/>
    <style:font-face style:name="Assistant1" svg:font-family="Assistant" style:font-pitch="variable"/>
    <style:font-face style:name="Assistant2" svg:font-family="Assistant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unito" svg:font-family="Nunito"/>
    <style:font-face style:name="Nunito Black" svg:font-family="'Nunito Black'" style:font-pitch="variable"/>
    <style:font-face style:name="Nunito Medium" svg:font-family="'Nunito Medium'" style:font-pitch="variable"/>
    <style:font-face style:name="Nunito SemiBold" svg:font-family="'Nunito SemiBold'" style:font-pitch="variable"/>
    <style:font-face style:name="Nunito1" svg:font-family="Nunito" style:font-pitch="variable"/>
    <style:font-face style:name="Nunito2" svg:font-family="Nunito" style:font-adornments="Regular" style:font-pitch="variable"/>
    <style:font-face style:name="Ubuntu Mono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780000004385FA1CFFBEAEAD612.png" xlink:type="simple" xlink:show="embed" xlink:actuate="onLoad"/>
    <draw:fill-image draw:name="msFillBitmap_20_10" draw:display-name="msFillBitmap 10" xlink:href="Pictures/10000000000007800000043883F53DF49A0922F1.png" xlink:type="simple" xlink:show="embed" xlink:actuate="onLoad"/>
    <draw:fill-image draw:name="msFillBitmap_20_11" draw:display-name="msFillBitmap 11" xlink:href="Pictures/100000000000078000000438E516C520B6F201BB.png" xlink:type="simple" xlink:show="embed" xlink:actuate="onLoad"/>
    <draw:fill-image draw:name="msFillBitmap_20_12" draw:display-name="msFillBitmap 12" xlink:href="Pictures/1000000000000780000004380D35A1C6915D1896.png" xlink:type="simple" xlink:show="embed" xlink:actuate="onLoad"/>
    <draw:fill-image draw:name="msFillBitmap_20_2" draw:display-name="msFillBitmap 2" xlink:href="Pictures/100000000000078000000438D778EFC02D987BBE.png" xlink:type="simple" xlink:show="embed" xlink:actuate="onLoad"/>
    <draw:fill-image draw:name="msFillBitmap_20_3" draw:display-name="msFillBitmap 3" xlink:href="Pictures/100000000000078000000438EE371D88999A3DCB.png" xlink:type="simple" xlink:show="embed" xlink:actuate="onLoad"/>
    <draw:fill-image draw:name="msFillBitmap_20_4" draw:display-name="msFillBitmap 4" xlink:href="Pictures/1000000000000780000004381E04AA9A20D1B246.png" xlink:type="simple" xlink:show="embed" xlink:actuate="onLoad"/>
    <draw:fill-image draw:name="msFillBitmap_20_5" draw:display-name="msFillBitmap 5" xlink:href="Pictures/100000000000078000000438B054E1B8E1F21EFB.png" xlink:type="simple" xlink:show="embed" xlink:actuate="onLoad"/>
    <draw:fill-image draw:name="msFillBitmap_20_6" draw:display-name="msFillBitmap 6" xlink:href="Pictures/10000000000001A6000001A65318BEBED62574E0.jpg" xlink:type="simple" xlink:show="embed" xlink:actuate="onLoad"/>
    <draw:fill-image draw:name="msFillBitmap_20_7" draw:display-name="msFillBitmap 7" xlink:href="Pictures/100000000000078000000438D778EFC02D987BBE.png" xlink:type="simple" xlink:show="embed" xlink:actuate="onLoad"/>
    <draw:fill-image draw:name="msFillBitmap_20_8" draw:display-name="msFillBitmap 8" xlink:href="Pictures/100000000000078000000438519996760A171968.png" xlink:type="simple" xlink:show="embed" xlink:actuate="onLoad"/>
    <draw:fill-image draw:name="msFillBitmap_20_9" draw:display-name="msFillBitmap 9" xlink:href="Pictures/10000000000007800000043832E61567B9CF7250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ssistant2" fo:font-family="Assistant" style:font-style-name="Regular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ssistant" fo:font-family="Assistant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ssistant" fo:font-family="Assistant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ssistant" fo:font-family="Assistant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ssistant" fo:font-family="Assistant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unito2" fo:font-family="Nunito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ssistant" fo:font-family="Assistant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-background" style:display-name="1_Title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false" style:shrink-to-fit="true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ssistant" fo:font-family="Assistant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-outline2" style:display-name="1_Title Slide-outline2" style:family="presentation" style:parent-style-name="_31__5f_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ssistant" fo:font-family="Assistant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Slide-outline3" style:display-name="1_Title Slide-outline3" style:family="presentation" style:parent-style-name="_31__5f_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ssistant" fo:font-family="Assistant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-outline4" style:display-name="1_Title Slide-outline4" style:family="presentation" style:parent-style-name="_31__5f_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ssistant" fo:font-family="Assistant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ssistant" fo:font-family="Assistant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Title_20_and_20_Content-background" style:display-name="2_Title and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_32__5f_Title_20_and_20_Content-backgroundobjects" style:display-name="2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and_20_Content-notes" style:display-name="2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and_20_Content-outline1" style:display-name="2_Title and Content-outline1" style:family="presentation">
      <style:graphic-properties draw:stroke="none" draw:fill="none" draw:auto-grow-height="false" draw:fit-to-size="false" style:shrink-to-fit="true">
        <text:list-style style:name="_32__5f_Title_20_and_20_Content-outline1" style:display-name="2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ssistant" fo:font-family="Assistant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_32__5f_Title_20_and_20_Content-outline2" style:display-name="2_Title and Content-outline2" style:family="presentation" style:parent-style-name="_32_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ssistant" fo:font-family="Assistant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_32__5f_Title_20_and_20_Content-outline3" style:display-name="2_Title and Content-outline3" style:family="presentation" style:parent-style-name="_32_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ssistant" fo:font-family="Assistant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itle_20_and_20_Content-outline4" style:display-name="2_Title and Content-outline4" style:family="presentation" style:parent-style-name="_32__5f_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ssistant" fo:font-family="Assistant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itle_20_and_20_Content-outline5" style:display-name="2_Title and Content-outline5" style:family="presentation" style:parent-style-name="_32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2__5f_Title_20_and_20_Content-outline6" style:display-name="2_Title and Content-outline6" style:family="presentation" style:parent-style-name="_32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2__5f_Title_20_and_20_Content-outline7" style:display-name="2_Title and Content-outline7" style:family="presentation" style:parent-style-name="_32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2__5f_Title_20_and_20_Content-outline8" style:display-name="2_Title and Content-outline8" style:family="presentation" style:parent-style-name="_32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2__5f_Title_20_and_20_Content-outline9" style:display-name="2_Title and Content-outline9" style:family="presentation" style:parent-style-name="_32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2__5f_Title_20_and_20_Content-subtitle" style:display-name="2_Title and Content-subtitle" style:family="presentation">
      <style:graphic-properties draw:stroke="none" draw:fill="none" draw:textarea-vertical-align="middle">
        <text:list-style style:name="_32__5f_Title_20_and_20_Content-subtitle" style:display-name="2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and_20_Content-title" style:display-name="2_Title and Content-title" style:family="presentation">
      <style:graphic-properties draw:stroke="none" draw:fill="none" draw:textarea-vertical-align="middle">
        <text:list-style style:name="_32__5f_Title_20_and_20_Content-title" style:display-name="2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ssistant" fo:font-family="Assistant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6__5f_Title_20_and_20_Content-background" style:display-name="6_Title and Content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_36__5f_Title_20_and_20_Content-backgroundobjects" style:display-name="6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Title_20_and_20_Content-notes" style:display-name="6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Title_20_and_20_Content-outline1" style:display-name="6_Title and Content-outline1" style:family="presentation">
      <style:graphic-properties draw:stroke="none" draw:fill="none" draw:auto-grow-height="false" draw:fit-to-size="false" style:shrink-to-fit="true">
        <text:list-style style:name="_36__5f_Title_20_and_20_Content-outline1" style:display-name="6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ssistant" fo:font-family="Assistant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_36__5f_Title_20_and_20_Content-outline2" style:display-name="6_Title and Content-outline2" style:family="presentation" style:parent-style-name="_36_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ssistant" fo:font-family="Assistant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_36__5f_Title_20_and_20_Content-outline3" style:display-name="6_Title and Content-outline3" style:family="presentation" style:parent-style-name="_36_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ssistant" fo:font-family="Assistant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6__5f_Title_20_and_20_Content-outline4" style:display-name="6_Title and Content-outline4" style:family="presentation" style:parent-style-name="_36__5f_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ssistant" fo:font-family="Assistant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6__5f_Title_20_and_20_Content-outline5" style:display-name="6_Title and Content-outline5" style:family="presentation" style:parent-style-name="_36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6" style:display-name="6_Title and Content-outline6" style:family="presentation" style:parent-style-name="_36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7" style:display-name="6_Title and Content-outline7" style:family="presentation" style:parent-style-name="_36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8" style:display-name="6_Title and Content-outline8" style:family="presentation" style:parent-style-name="_36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9" style:display-name="6_Title and Content-outline9" style:family="presentation" style:parent-style-name="_36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6__5f_Title_20_and_20_Content-subtitle" style:display-name="6_Title and Content-subtitle" style:family="presentation">
      <style:graphic-properties draw:stroke="none" draw:fill="none" draw:textarea-vertical-align="middle">
        <text:list-style style:name="_36__5f_Title_20_and_20_Content-subtitle" style:display-name="6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Title_20_and_20_Content-title" style:display-name="6_Title and Content-title" style:family="presentation">
      <style:graphic-properties draw:stroke="none" draw:fill="none" draw:textarea-vertical-align="middle">
        <text:list-style style:name="_36__5f_Title_20_and_20_Content-title" style:display-name="6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ssistant" fo:font-family="Assistant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3__5f_Title_20_and_20_Content-background" style:display-name="3_Title and Content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_33__5f_Title_20_and_20_Content-backgroundobjects" style:display-name="3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itle_20_and_20_Content-notes" style:display-name="3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outline1" style:display-name="3_Title and Content-outline1" style:family="presentation">
      <style:graphic-properties draw:stroke="none" draw:fill="none" draw:auto-grow-height="false" draw:fit-to-size="false" style:shrink-to-fit="true">
        <text:list-style style:name="_33__5f_Title_20_and_20_Content-outline1" style:display-name="3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ssistant" fo:font-family="Assistant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_33__5f_Title_20_and_20_Content-outline2" style:display-name="3_Title and Content-outline2" style:family="presentation" style:parent-style-name="_33_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ssistant" fo:font-family="Assistant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_33__5f_Title_20_and_20_Content-outline3" style:display-name="3_Title and Content-outline3" style:family="presentation" style:parent-style-name="_33_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ssistant" fo:font-family="Assistant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3__5f_Title_20_and_20_Content-outline4" style:display-name="3_Title and Content-outline4" style:family="presentation" style:parent-style-name="_33__5f_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ssistant" fo:font-family="Assistant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3__5f_Title_20_and_20_Content-outline5" style:display-name="3_Title and Content-outline5" style:family="presentation" style:parent-style-name="_33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6" style:display-name="3_Title and Content-outline6" style:family="presentation" style:parent-style-name="_33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7" style:display-name="3_Title and Content-outline7" style:family="presentation" style:parent-style-name="_33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8" style:display-name="3_Title and Content-outline8" style:family="presentation" style:parent-style-name="_33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9" style:display-name="3_Title and Content-outline9" style:family="presentation" style:parent-style-name="_33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3__5f_Title_20_and_20_Content-subtitle" style:display-name="3_Title and Content-subtitle" style:family="presentation">
      <style:graphic-properties draw:stroke="none" draw:fill="none" draw:textarea-vertical-align="middle">
        <text:list-style style:name="_33__5f_Title_20_and_20_Content-subtitle" style:display-name="3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title" style:display-name="3_Title and Content-title" style:family="presentation">
      <style:graphic-properties draw:stroke="none" draw:fill="none" draw:textarea-vertical-align="middle">
        <text:list-style style:name="_33__5f_Title_20_and_20_Content-title" style:display-name="3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ssistant" fo:font-family="Assistant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ssistant" fo:font-family="Assistant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ssistant" fo:font-family="Assistant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ssistant" fo:font-family="Assistant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ssistant" fo:font-family="Assistant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ssistant" fo:font-family="Assistant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background" style:display-name="1_Title and Content-background" style:family="presentation">
      <style:graphic-properties draw:stroke="none" draw:fill="bitmap" draw:fill-image-name="msFillBitmap_20_8" style:repeat="stretch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false" style:shrink-to-fit="true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ssistant" fo:font-family="Assistant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ssistant" fo:font-family="Assistant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ssistant" fo:font-family="Assistant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ssistant" fo:font-family="Assistant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ssistant" fo:font-family="Assistant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4__5f_Title_20_and_20_Content-background" style:display-name="4_Title and Content-background" style:family="presentation">
      <style:graphic-properties draw:stroke="none" draw:fill="bitmap" draw:fill-image-name="msFillBitmap_20_9" style:repeat="stretch"/>
      <style:text-properties style:letter-kerning="true"/>
    </style:style>
    <style:style style:name="_34__5f_Title_20_and_20_Content-backgroundobjects" style:display-name="4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Title_20_and_20_Content-notes" style:display-name="4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Title_20_and_20_Content-outline1" style:display-name="4_Title and Content-outline1" style:family="presentation">
      <style:graphic-properties draw:stroke="none" draw:fill="none" draw:auto-grow-height="false" draw:fit-to-size="false" style:shrink-to-fit="true">
        <text:list-style style:name="_34__5f_Title_20_and_20_Content-outline1" style:display-name="4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ssistant" fo:font-family="Assistant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_34__5f_Title_20_and_20_Content-outline2" style:display-name="4_Title and Content-outline2" style:family="presentation" style:parent-style-name="_34_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ssistant" fo:font-family="Assistant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_34__5f_Title_20_and_20_Content-outline3" style:display-name="4_Title and Content-outline3" style:family="presentation" style:parent-style-name="_34_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ssistant" fo:font-family="Assistant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4__5f_Title_20_and_20_Content-outline4" style:display-name="4_Title and Content-outline4" style:family="presentation" style:parent-style-name="_34__5f_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ssistant" fo:font-family="Assistant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4__5f_Title_20_and_20_Content-outline5" style:display-name="4_Title and Content-outline5" style:family="presentation" style:parent-style-name="_34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6" style:display-name="4_Title and Content-outline6" style:family="presentation" style:parent-style-name="_34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7" style:display-name="4_Title and Content-outline7" style:family="presentation" style:parent-style-name="_34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8" style:display-name="4_Title and Content-outline8" style:family="presentation" style:parent-style-name="_34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9" style:display-name="4_Title and Content-outline9" style:family="presentation" style:parent-style-name="_34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4__5f_Title_20_and_20_Content-subtitle" style:display-name="4_Title and Content-subtitle" style:family="presentation">
      <style:graphic-properties draw:stroke="none" draw:fill="none" draw:textarea-vertical-align="middle">
        <text:list-style style:name="_34__5f_Title_20_and_20_Content-subtitle" style:display-name="4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Title_20_and_20_Content-title" style:display-name="4_Title and Content-title" style:family="presentation">
      <style:graphic-properties draw:stroke="none" draw:fill="none" draw:textarea-vertical-align="middle">
        <text:list-style style:name="_34__5f_Title_20_and_20_Content-title" style:display-name="4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ssistant" fo:font-family="Assistant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7__5f_Title_20_and_20_Content-background" style:display-name="7_Title and Content-background" style:family="presentation">
      <style:graphic-properties draw:stroke="none" draw:fill="bitmap" draw:fill-image-name="msFillBitmap_20_10" style:repeat="stretch"/>
      <style:text-properties style:letter-kerning="true"/>
    </style:style>
    <style:style style:name="_37__5f_Title_20_and_20_Content-backgroundobjects" style:display-name="7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7__5f_Title_20_and_20_Content-notes" style:display-name="7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7__5f_Title_20_and_20_Content-outline1" style:display-name="7_Title and Content-outline1" style:family="presentation">
      <style:graphic-properties draw:stroke="none" draw:fill="none" draw:auto-grow-height="false" draw:fit-to-size="false" style:shrink-to-fit="true">
        <text:list-style style:name="_37__5f_Title_20_and_20_Content-outline1" style:display-name="7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ssistant" fo:font-family="Assistant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_37__5f_Title_20_and_20_Content-outline2" style:display-name="7_Title and Content-outline2" style:family="presentation" style:parent-style-name="_37_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ssistant" fo:font-family="Assistant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_37__5f_Title_20_and_20_Content-outline3" style:display-name="7_Title and Content-outline3" style:family="presentation" style:parent-style-name="_37_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ssistant" fo:font-family="Assistant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7__5f_Title_20_and_20_Content-outline4" style:display-name="7_Title and Content-outline4" style:family="presentation" style:parent-style-name="_37__5f_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ssistant" fo:font-family="Assistant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7__5f_Title_20_and_20_Content-outline5" style:display-name="7_Title and Content-outline5" style:family="presentation" style:parent-style-name="_37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6" style:display-name="7_Title and Content-outline6" style:family="presentation" style:parent-style-name="_37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7" style:display-name="7_Title and Content-outline7" style:family="presentation" style:parent-style-name="_37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8" style:display-name="7_Title and Content-outline8" style:family="presentation" style:parent-style-name="_37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9" style:display-name="7_Title and Content-outline9" style:family="presentation" style:parent-style-name="_37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7__5f_Title_20_and_20_Content-subtitle" style:display-name="7_Title and Content-subtitle" style:family="presentation">
      <style:graphic-properties draw:stroke="none" draw:fill="none" draw:textarea-vertical-align="middle">
        <text:list-style style:name="_37__5f_Title_20_and_20_Content-subtitle" style:display-name="7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7__5f_Title_20_and_20_Content-title" style:display-name="7_Title and Content-title" style:family="presentation">
      <style:graphic-properties draw:stroke="none" draw:fill="none" draw:textarea-vertical-align="middle">
        <text:list-style style:name="_37__5f_Title_20_and_20_Content-title" style:display-name="7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ssistant" fo:font-family="Assistant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8__5f_Title_20_and_20_Content-background" style:display-name="8_Title and Content-background" style:family="presentation">
      <style:graphic-properties draw:stroke="none" draw:fill="bitmap" draw:fill-image-name="msFillBitmap_20_11" style:repeat="stretch"/>
      <style:text-properties style:letter-kerning="true"/>
    </style:style>
    <style:style style:name="_38__5f_Title_20_and_20_Content-backgroundobjects" style:display-name="8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Title_20_and_20_Content-notes" style:display-name="8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Title_20_and_20_Content-outline1" style:display-name="8_Title and Content-outline1" style:family="presentation">
      <style:graphic-properties draw:stroke="none" draw:fill="none" draw:auto-grow-height="false" draw:fit-to-size="false" style:shrink-to-fit="true">
        <text:list-style style:name="_38__5f_Title_20_and_20_Content-outline1" style:display-name="8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ssistant" fo:font-family="Assistant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_38__5f_Title_20_and_20_Content-outline2" style:display-name="8_Title and Content-outline2" style:family="presentation" style:parent-style-name="_38_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ssistant" fo:font-family="Assistant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_38__5f_Title_20_and_20_Content-outline3" style:display-name="8_Title and Content-outline3" style:family="presentation" style:parent-style-name="_38_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ssistant" fo:font-family="Assistant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8__5f_Title_20_and_20_Content-outline4" style:display-name="8_Title and Content-outline4" style:family="presentation" style:parent-style-name="_38__5f_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ssistant" fo:font-family="Assistant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8__5f_Title_20_and_20_Content-outline5" style:display-name="8_Title and Content-outline5" style:family="presentation" style:parent-style-name="_38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6" style:display-name="8_Title and Content-outline6" style:family="presentation" style:parent-style-name="_38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7" style:display-name="8_Title and Content-outline7" style:family="presentation" style:parent-style-name="_38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8" style:display-name="8_Title and Content-outline8" style:family="presentation" style:parent-style-name="_38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9" style:display-name="8_Title and Content-outline9" style:family="presentation" style:parent-style-name="_38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8__5f_Title_20_and_20_Content-subtitle" style:display-name="8_Title and Content-subtitle" style:family="presentation">
      <style:graphic-properties draw:stroke="none" draw:fill="none" draw:textarea-vertical-align="middle">
        <text:list-style style:name="_38__5f_Title_20_and_20_Content-subtitle" style:display-name="8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Title_20_and_20_Content-title" style:display-name="8_Title and Content-title" style:family="presentation">
      <style:graphic-properties draw:stroke="none" draw:fill="none" draw:textarea-vertical-align="middle">
        <text:list-style style:name="_38__5f_Title_20_and_20_Content-title" style:display-name="8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ssistant" fo:font-family="Assistant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ustom_20_Layout-background" style:display-name="Custom Layout-background" style:family="presentation">
      <style:graphic-properties draw:stroke="none" draw:fill="bitmap" draw:fill-image-name="msFillBitmap_20_12" style:repeat="stretch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false" style:shrink-to-fit="true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ssistant" fo:font-family="Assistant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Custom_20_Layout-outline2" style:display-name="Custom Layout-outline2" style:family="presentation" style:parent-style-name="Custom_20_Layou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ssistant" fo:font-family="Assistant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ustom_20_Layout-outline3" style:display-name="Custom Layout-outline3" style:family="presentation" style:parent-style-name="Custom_20_Layou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ssistant" fo:font-family="Assistant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ustom_20_Layout-outline4" style:display-name="Custom Layout-outline4" style:family="presentation" style:parent-style-name="Custom_20_Layou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ssistant" fo:font-family="Assistant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ustom_20_Layout-outline5" style:display-name="Custom Layout-outline5" style:family="presentation" style:parent-style-name="Custom_20_Layout-outline4">
      <style:paragraph-properties fo:margin-top="0.1cm" fo:margin-bottom="0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.1cm" fo:margin-bottom="0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.1cm" fo:margin-bottom="0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.1cm" fo:margin-bottom="0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.1cm" fo:margin-bottom="0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ssistant" fo:font-family="Assistant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draw:background-size="border" draw:fill="bitmap" draw:fill-image-name="msFillBitmap_20_7" style:repeat="stretch"/>
    </style:style>
    <style:style style:name="Mdp7" style:family="drawing-page">
      <style:drawing-page-properties draw:background-size="border" draw:fill="bitmap" draw:fill-image-name="msFillBitmap_20_8" style:repeat="stretch"/>
    </style:style>
    <style:style style:name="Mdp8" style:family="drawing-page">
      <style:drawing-page-properties draw:background-size="border" draw:fill="bitmap" draw:fill-image-name="msFillBitmap_20_9" style:repeat="stretch"/>
    </style:style>
    <style:style style:name="Mdp9" style:family="drawing-page">
      <style:drawing-page-properties draw:background-size="border" draw:fill="bitmap" draw:fill-image-name="msFillBitmap_20_10" style:repeat="stretch"/>
    </style:style>
    <style:style style:name="Mdp10" style:family="drawing-page">
      <style:drawing-page-properties draw:background-size="border" draw:fill="bitmap" draw:fill-image-name="msFillBitmap_20_11" style:repeat="stretch"/>
    </style:style>
    <style:style style:name="Mdp11" style:family="drawing-page">
      <style:drawing-page-properties draw:background-size="border" draw:fill="bitmap" draw:fill-image-name="msFillBitmap_20_12" style:repeat="stretch"/>
    </style:style>
    <style:style style:name="Mdp1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_31__5f_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_31__5f_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_31__5f_Title_20_Slide-backgroundobjects">
      <style:graphic-properties draw:stroke="none" draw:fill="solid" draw:fill-color="#ffffff" draw:textarea-vertical-align="middle" draw:auto-grow-height="false" fo:min-height="2.326cm" fo:min-width="5.595cm"/>
    </style:style>
    <style:style style:name="Mpr8" style:family="presentation" style:parent-style-name="_31__5f_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_31__5f_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_32__5f_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_32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_32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_32__5f_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_32__5f_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_36__5f_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_36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_36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_36__5f_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_36__5f_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_33__5f_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_33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_33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_33__5f_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_33__5f_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0" style:family="presentation" style:parent-style-name="_31__5f_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_31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_31__5f_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4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5" style:family="presentation" style:parent-style-name="_34__5f_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_34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_34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_34__5f_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_34__5f_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_37__5f_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_37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_37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_37__5f_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4" style:family="presentation" style:parent-style-name="_37__5f_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5" style:family="presentation" style:parent-style-name="_38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_38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_38__5f_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8" style:family="presentation" style:parent-style-name="_38__5f_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9" style:family="presentation" style:parent-style-name="Custom_20_Layou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Custom_20_Layou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Custom_20_Layou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Custom_20_Layou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Custom_20_Layou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style:paragraph-properties fo:text-align="center"/>
    </style:style>
    <style:style style:name="MP1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8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Nunito" fo:font-size="60pt" fo:letter-spacing="normal" fo:language="en" fo:country="US" fo:font-style="normal" style:text-underline-style="none" fo:font-weight="bold" fo:background-color="transparent" style:font-size-asian="60pt" style:font-style-asian="normal" style:font-weight-asian="bold" style:font-size-complex="60pt" style:font-style-complex="normal" style:font-weight-complex="bold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Assistant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Nunito" fo:font-size="60pt" fo:letter-spacing="normal" fo:language="en" fo:country="US" fo:font-style="normal" style:text-underline-style="none" fo:font-weight="bold" fo:background-color="transparent" style:font-size-asian="60pt" style:font-style-asian="normal" style:font-weight-asian="bold" style:font-size-complex="60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Nunito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ssistant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ssistan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ssistant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ssistant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ssistant" fo:font-size="16pt" fo:letter-spacing="normal" fo:language="nl" fo:country="N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Nunito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MT12" style:family="text">
      <style:text-properties fo:font-variant="normal" fo:text-transform="none" fo:color="#ffb213" loext:opacity="100%" style:text-line-through-style="none" style:text-line-through-type="none" style:text-position="0% 100%" style:font-name="Assistant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ssistant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ssistant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Assistant" fo:font-size="14pt" fo:letter-spacing="normal" fo:language="nl" fo:country="N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16" style:family="text">
      <style:text-properties fo:font-variant="normal" fo:text-transform="none" fo:color="#ffffff" loext:opacity="100%" style:text-line-through-style="none" style:text-line-through-type="none" style:text-position="0% 100%" style:font-name="Assistant" fo:font-size="14pt" fo:letter-spacing="normal" fo:language="nl" fo:country="N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5.955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Slide" style:display-name="1_Title Slide" style:page-layout-name="PM1" draw:style-name="Mdp2">
      <draw:frame draw:name="Title 1" presentation:style-name="Mpr5" draw:text-style-name="MP6" draw:layer="backgroundobjects" svg:width="25.399cm" svg:height="6.631cm" svg:x="4.233cm" svg:y="5.955cm" presentation:class="title" presentation:user-transformed="true">
        <draw:text-box>
          <text:p text:style-name="MP5"><text:span text:style-name="MT4">Click to edit Master title style</text:span></text:p>
        </draw:text-box>
      </draw:frame>
      <draw:frame draw:name="Date Placeholder 3" presentation:style-name="Mpr6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6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6" draw:text-style-name="MP8" draw:layer="backgroundobjects" svg:width="6.202cm" svg:height="0.486cm" svg:x="27.575cm" svg:y="18.356cm" presentation:class="page-number" presentation:user-transformed="true">
        <draw:text-box>
          <text:p text:style-name="MP10"><text:span text:style-name="MT3"><text:page-number>&lt;number&gt;</text:page-number></text:span><text:span text:style-name="MT3">/</text:span><text:span text:style-name="MT3"><text:page-count>16</text:page-count></text:span></text:p>
        </draw:text-box>
      </draw:frame>
      <draw:frame presentation:style-name="_31__5f_Title_20_Slide-outline1" draw:layer="backgroundobjects" svg:width="30.479cm" svg:height="11.048cm" svg:x="1.693cm" svg:y="4.457cm" presentation:class="outline" presentation:placeholder="true">
        <draw:text-box/>
      </draw:frame>
      <draw:custom-shape presentation:style-name="Mpr7" draw:text-style-name="MP11" draw:layer="backgroundobjects" svg:width="5.595cm" svg:height="2.326cm" svg:x="0cm" svg:y="0cm">
        <text:p/>
        <draw:enhanced-geometry svg:viewBox="0 0 21600 21600" draw:type="rectangle" draw:enhanced-path="M 0 0 L 21600 0 21600 21600 0 21600 0 0 Z N"/>
      </draw:custom-shape>
      <draw:frame draw:style-name="Mgr3" draw:text-style-name="MP12" draw:layer="backgroundobjects" svg:width="3.92cm" svg:height="1.077cm" svg:x="29.6cm" svg:y="17.107cm">
        <draw:image xlink:href="Pictures/10003F6900004FBD000015E75186CB2554AAEEBB.svg" xlink:type="simple" xlink:show="embed" xlink:actuate="onLoad" draw:mime-type="image/svg+xml">
          <text:p/>
        </draw:image>
        <draw:image xlink:href="Pictures/1000000100000304000000D4F8C2CA488507AF01.png" xlink:type="simple" xlink:show="embed" xlink:actuate="onLoad" draw:mime-type="image/png"/>
      </draw:frame>
      <presentation:notes style:page-layout-name="PM0">
        <draw:page-thumbnail presentation:style-name="_31__5f_Title_20_Slide-title" draw:layer="backgroundobjects" svg:width="19.798cm" svg:height="11.136cm" svg:x="0.6cm" svg:y="2.257cm" presentation:class="page"/>
        <draw:frame presentation:style-name="_31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itle_20_and_20_Content" style:display-name="2_Title and Content" style:page-layout-name="PM1" draw:style-name="Mdp3">
      <draw:frame draw:name="Title 1" presentation:style-name="Mpr10" draw:text-style-name="MP14" draw:layer="backgroundobjects" svg:width="13.143cm" svg:height="3.681cm" svg:x="2.957cm" svg:y="4.696cm" presentation:class="title" presentation:user-transformed="true">
        <draw:text-box>
          <text:p text:style-name="MP13"><text:span text:style-name="MT5">Click to edit Master title style</text:span></text:p>
        </draw:text-box>
      </draw:frame>
      <draw:frame draw:name="Content Placeholder 2" presentation:style-name="Mpr11" draw:text-style-name="MP17" draw:layer="backgroundobjects" svg:width="13.198cm" svg:height="5.768cm" svg:x="2.957cm" svg:y="8.845cm" presentation:class="outline" presentation:user-transformed="true">
        <draw:text-box>
          <text:list text:style-name="ML3">
            <text:list-item>
              <text:p text:style-name="MP15"><text:span text:style-name="MT6">Click to edit Master text styles</text:span></text:p>
              <text:list>
                <text:list-item>
                  <text:p text:style-name="MP16"><text:span text:style-name="MT7">Second level</text:span></text:p>
                  <text:list>
                    <text:list-item>
                      <text:p text:style-name="MP16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draw:name="Tijdelijke aanduiding voor tekst 8" presentation:style-name="Mpr11" draw:text-style-name="MP19" draw:layer="backgroundobjects" svg:width="9.135cm" svg:height="7.779cm" svg:x="20.627cm" svg:y="5.908cm" presentation:class="outline" presentation:user-transformed="true">
        <draw:text-box>
          <text:p text:style-name="MP18"><text:span text:style-name="MT10">Click to edit</text:span></text:p>
        </draw:text-box>
      </draw:frame>
      <presentation:notes style:page-layout-name="PM0">
        <draw:page-thumbnail presentation:style-name="_32__5f_Title_20_and_20_Content-title" draw:layer="backgroundobjects" svg:width="19.798cm" svg:height="11.136cm" svg:x="0.6cm" svg:y="2.257cm" presentation:class="page"/>
        <draw:frame presentation:style-name="_32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6__5f_Title_20_and_20_Content" style:display-name="6_Title and Content" style:page-layout-name="PM1" draw:style-name="Mdp4">
      <draw:frame draw:name="Title 1" presentation:style-name="Mpr15" draw:text-style-name="MP14" draw:layer="backgroundobjects" svg:width="13.143cm" svg:height="3.681cm" svg:x="2.957cm" svg:y="4.696cm" presentation:class="title" presentation:user-transformed="true">
        <draw:text-box>
          <text:p text:style-name="MP13"><text:span text:style-name="MT5">Click to edit Master title style</text:span></text:p>
        </draw:text-box>
      </draw:frame>
      <draw:frame draw:name="Content Placeholder 2" presentation:style-name="Mpr16" draw:text-style-name="MP17" draw:layer="backgroundobjects" svg:width="13.198cm" svg:height="5.768cm" svg:x="2.957cm" svg:y="8.845cm" presentation:class="outline" presentation:user-transformed="true">
        <draw:text-box>
          <text:list text:style-name="ML3">
            <text:list-item>
              <text:p text:style-name="MP15"><text:span text:style-name="MT6">Click to edit Master text styles</text:span></text:p>
              <text:list>
                <text:list-item>
                  <text:p text:style-name="MP16"><text:span text:style-name="MT7">Second level</text:span></text:p>
                  <text:list>
                    <text:list-item>
                      <text:p text:style-name="MP16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draw:name="Tijdelijke aanduiding voor tekst 8" presentation:style-name="Mpr16" draw:text-style-name="MP19" draw:layer="backgroundobjects" svg:width="9.135cm" svg:height="7.779cm" svg:x="20.627cm" svg:y="5.908cm" presentation:class="outline" presentation:user-transformed="true">
        <draw:text-box>
          <text:p text:style-name="MP18"><text:span text:style-name="MT10">Click to edit</text:span></text:p>
        </draw:text-box>
      </draw:frame>
      <presentation:notes style:page-layout-name="PM0">
        <draw:page-thumbnail presentation:style-name="_36__5f_Title_20_and_20_Content-title" draw:layer="backgroundobjects" svg:width="19.798cm" svg:height="11.136cm" svg:x="0.6cm" svg:y="2.257cm" presentation:class="page"/>
        <draw:frame presentation:style-name="_36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Title_20_and_20_Content" style:display-name="3_Title and Content" style:page-layout-name="PM1" draw:style-name="Mdp5">
      <draw:frame draw:name="Title 1" presentation:style-name="Mpr20" draw:text-style-name="MP20" draw:layer="backgroundobjects" svg:width="14.368cm" svg:height="1.458cm" svg:x="18.197cm" svg:y="6.826cm" presentation:class="title" presentation:user-transformed="true">
        <draw:text-box>
          <text:p text:style-name="MP13"><text:span text:style-name="MT11">Click to edit Master title style</text:span></text:p>
        </draw:text-box>
      </draw:frame>
      <draw:frame draw:name="Content Placeholder 2" presentation:style-name="Mpr21" draw:text-style-name="MP19" draw:layer="backgroundobjects" svg:width="14.368cm" svg:height="1.496cm" svg:x="18.197cm" svg:y="8.3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_33__5f_Title_20_and_20_Content-title" draw:layer="backgroundobjects" svg:width="19.798cm" svg:height="11.136cm" svg:x="0.6cm" svg:y="2.257cm" presentation:class="page"/>
        <draw:frame presentation:style-name="_33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6">
      <draw:frame draw:name="Title 1" presentation:style-name="Mpr25" draw:text-style-name="MP14" draw:layer="backgroundobjects" svg:width="29.209cm" svg:height="3.681cm" svg:x="2.328cm" svg:y="1.014cm" presentation:class="title" presentation:user-transformed="true">
        <draw:text-box>
          <text:p text:style-name="MP13"><text:span text:style-name="MT5">Click to edit Master title style</text:span></text:p>
        </draw:text-box>
      </draw:frame>
      <draw:frame draw:name="Content Placeholder 2" presentation:style-name="Mpr26" draw:text-style-name="MP21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5"><text:span text:style-name="MT13">Click to edit Master text styles</text:span></text:p>
              <text:list>
                <text:list-item>
                  <text:p text:style-name="MP16"><text:span text:style-name="MT14">Second level</text:span></text:p>
                  <text:list>
                    <text:list-item>
                      <text:p text:style-name="MP16"><text:span text:style-name="MT6">Third level</text:span></text:p>
                      <text:list>
                        <text:list-item>
                          <text:p text:style-name="MP16"><text:span text:style-name="MT7">Fourth level</text:span></text:p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and_20_Content" style:display-name="1_Title and Content" style:page-layout-name="PM1" draw:style-name="Mdp7">
      <draw:frame draw:name="Title 1" presentation:style-name="Mpr30" draw:text-style-name="MP14" draw:layer="backgroundobjects" svg:width="29.209cm" svg:height="3.681cm" svg:x="2.328cm" svg:y="1.014cm" presentation:class="title" presentation:user-transformed="true">
        <draw:text-box>
          <text:p text:style-name="MP13"><text:span text:style-name="MT5">Click to edit Master title style</text:span></text:p>
        </draw:text-box>
      </draw:frame>
      <draw:frame draw:name="Content Placeholder 2" presentation:style-name="Mpr31" draw:text-style-name="MP21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5"><text:span text:style-name="MT13">Click to edit Master text styles</text:span></text:p>
              <text:list>
                <text:list-item>
                  <text:p text:style-name="MP16"><text:span text:style-name="MT14">Second level</text:span></text:p>
                  <text:list>
                    <text:list-item>
                      <text:p text:style-name="MP16"><text:span text:style-name="MT6">Third level</text:span></text:p>
                      <text:list>
                        <text:list-item>
                          <text:p text:style-name="MP16"><text:span text:style-name="MT7">Fourth level</text:span></text:p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3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3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_31__5f_Title_20_and_20_Content-title" draw:layer="backgroundobjects" svg:width="19.798cm" svg:height="11.136cm" svg:x="0.6cm" svg:y="2.257cm" presentation:class="page"/>
        <draw:frame presentation:style-name="_31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5f_Title_20_and_20_Content" style:display-name="4_Title and Content" style:page-layout-name="PM1" draw:style-name="Mdp8">
      <draw:frame draw:name="Title 1" presentation:style-name="Mpr35" draw:text-style-name="MP14" draw:layer="backgroundobjects" svg:width="29.209cm" svg:height="3.681cm" svg:x="2.328cm" svg:y="1.014cm" presentation:class="title" presentation:user-transformed="true">
        <draw:text-box>
          <text:p text:style-name="MP13"><text:span text:style-name="MT5">Click to edit Master title style</text:span></text:p>
        </draw:text-box>
      </draw:frame>
      <draw:frame draw:name="Content Placeholder 2" presentation:style-name="Mpr36" draw:text-style-name="MP21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5"><text:span text:style-name="MT13">Click to edit Master text styles</text:span></text:p>
              <text:list>
                <text:list-item>
                  <text:p text:style-name="MP16"><text:span text:style-name="MT14">Second level</text:span></text:p>
                  <text:list>
                    <text:list-item>
                      <text:p text:style-name="MP16"><text:span text:style-name="MT6">Third level</text:span></text:p>
                      <text:list>
                        <text:list-item>
                          <text:p text:style-name="MP16"><text:span text:style-name="MT7">Fourth level</text:span></text:p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_34__5f_Title_20_and_20_Content-title" draw:layer="backgroundobjects" svg:width="19.798cm" svg:height="11.136cm" svg:x="0.6cm" svg:y="2.257cm" presentation:class="page"/>
        <draw:frame presentation:style-name="_34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7__5f_Title_20_and_20_Content" style:display-name="7_Title and Content" style:page-layout-name="PM1" draw:style-name="Mdp9">
      <draw:frame draw:name="Title 1" presentation:style-name="Mpr40" draw:text-style-name="MP14" draw:layer="backgroundobjects" svg:width="13.143cm" svg:height="3.681cm" svg:x="2.957cm" svg:y="4.696cm" presentation:class="title" presentation:user-transformed="true">
        <draw:text-box>
          <text:p text:style-name="MP13"><text:span text:style-name="MT5">Click to edit Master title style</text:span></text:p>
        </draw:text-box>
      </draw:frame>
      <draw:frame draw:name="Content Placeholder 2" presentation:style-name="Mpr41" draw:text-style-name="MP17" draw:layer="backgroundobjects" svg:width="13.198cm" svg:height="5.768cm" svg:x="2.957cm" svg:y="8.845cm" presentation:class="outline" presentation:user-transformed="true">
        <draw:text-box>
          <text:list text:style-name="ML3">
            <text:list-item>
              <text:p text:style-name="MP15"><text:span text:style-name="MT6">Click to edit Master text styles</text:span></text:p>
              <text:list>
                <text:list-item>
                  <text:p text:style-name="MP16"><text:span text:style-name="MT7">Second level</text:span></text:p>
                  <text:list>
                    <text:list-item>
                      <text:p text:style-name="MP16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4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4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4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draw:name="Tijdelijke aanduiding voor tekst 7" presentation:style-name="Mpr41" draw:text-style-name="MP19" draw:layer="backgroundobjects" svg:width="9.263cm" svg:height="9.886cm" svg:x="20.636cm" svg:y="4.724cm" presentation:class="outline" presentation:user-transformed="true">
        <draw:text-box>
          <text:p text:style-name="MP18"><text:span text:style-name="MT10">Click to edit</text:span></text:p>
        </draw:text-box>
      </draw:frame>
      <presentation:notes style:page-layout-name="PM0">
        <draw:page-thumbnail presentation:style-name="_37__5f_Title_20_and_20_Content-title" draw:layer="backgroundobjects" svg:width="19.798cm" svg:height="11.136cm" svg:x="0.6cm" svg:y="2.257cm" presentation:class="page"/>
        <draw:frame presentation:style-name="_37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8__5f_Title_20_and_20_Content" style:display-name="8_Title and Content" style:page-layout-name="PM1" draw:style-name="Mdp10">
      <draw:frame draw:name="Date Placeholder 3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draw:name="Tijdelijke aanduiding voor tekst 7" presentation:style-name="Mpr46" draw:text-style-name="MP22" draw:layer="backgroundobjects" svg:width="16.496cm" svg:height="10.005cm" svg:x="14.336cm" svg:y="4.286cm" presentation:class="outline" presentation:user-transformed="true">
        <draw:text-box>
          <text:list text:style-name="ML3">
            <text:list-item>
              <text:p text:style-name="MP18"><text:span text:style-name="MT15">Click to edit</text:span></text:p>
            </text:list-item>
          </text:list>
        </draw:text-box>
      </draw:frame>
      <draw:frame presentation:style-name="_38__5f_Title_20_and_20_Content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_38__5f_Title_20_and_20_Content-title" draw:layer="backgroundobjects" svg:width="19.798cm" svg:height="11.136cm" svg:x="0.6cm" svg:y="2.257cm" presentation:class="page"/>
        <draw:frame presentation:style-name="_38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20_Layout" style:display-name="Custom Layout" style:page-layout-name="PM1" draw:style-name="Mdp11">
      <draw:frame draw:name="Date Placeholder 2" presentation:style-name="Mpr49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49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49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draw:name="Title 1" presentation:style-name="Mpr50" draw:text-style-name="MP14" draw:layer="backgroundobjects" svg:width="8.428cm" svg:height="3.681cm" svg:x="1.733cm" svg:y="7.837cm" presentation:class="title" presentation:user-transformed="true">
        <draw:text-box>
          <text:p text:style-name="MP13"><text:span text:style-name="MT5">Let’s stay</text:span><text:span text:style-name="MT5"><text:line-break/></text:span><text:span text:style-name="MT5">in touch</text:span></text:p>
        </draw:text-box>
      </draw:frame>
      <draw:frame draw:name="Tijdelijke aanduiding voor tekst 7" presentation:style-name="Mpr51" draw:text-style-name="MP22" draw:layer="backgroundobjects" svg:width="9.263cm" svg:height="1.26cm" svg:x="17.894cm" svg:y="6.698cm" presentation:class="outline" presentation:user-transformed="true">
        <draw:text-box>
          <text:list text:style-name="ML3">
            <text:list-item>
              <text:p text:style-name="MP18"><text:span text:style-name="MT16">www.eScienceCenter.nl</text:span></text:p>
            </text:list-item>
          </text:list>
        </draw:text-box>
      </draw:frame>
      <draw:frame draw:name="Tijdelijke aanduiding voor tekst 7" presentation:style-name="Mpr51" draw:text-style-name="MP22" draw:layer="backgroundobjects" svg:width="9.263cm" svg:height="1.26cm" svg:x="17.894cm" svg:y="8.719cm" presentation:class="outline" presentation:user-transformed="true">
        <draw:text-box>
          <text:p text:style-name="MP18"><text:span text:style-name="MT16">info@esciencecenter.com</text:span></text:p>
        </draw:text-box>
      </draw:frame>
      <draw:frame draw:name="Tijdelijke aanduiding voor tekst 7" presentation:style-name="Mpr51" draw:text-style-name="MP22" draw:layer="backgroundobjects" svg:width="9.263cm" svg:height="1.26cm" svg:x="17.894cm" svg:y="10.739cm" presentation:class="outline" presentation:user-transformed="true">
        <draw:text-box>
          <text:p text:style-name="MP18"><text:span text:style-name="MT16">+31 (0)20 460 4770</text:span></text:p>
        </draw:text-box>
      </draw:frame>
      <presentation:notes style:page-layout-name="PM0">
        <draw:page-thumbnail presentation:style-name="Custom_20_Layout-title" draw:layer="backgroundobjects" svg:width="19.798cm" svg:height="11.136cm" svg:x="0.6cm" svg:y="2.257cm" presentation:class="page"/>
        <draw:frame presentation:style-name="Custom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Netherlands eScience Center</dc:title>
    <meta:initial-creator>Ben van Werkhoven</meta:initial-creator>
    <meta:editing-cycles>91</meta:editing-cycles>
    <meta:creation-date>2021-07-14T12:30:17</meta:creation-date>
    <dc:date>2022-09-27T14:42:54.109085046</dc:date>
    <meta:editing-duration>PT25M10S</meta:editing-duration>
    <meta:generator>LibreOffice/7.3.6.2$Linux_X86_64 LibreOffice_project/30$Build-2</meta:generator>
    <meta:document-statistic meta:object-count="210"/>
    <meta:user-defined meta:name="AppVersion">16.0000</meta:user-defined>
    <meta:user-defined meta:name="ContentTypeId">0x010100B34F217B6DCBAE46AC4A63ED982DCB03</meta:user-defined>
    <meta:user-defined meta:name="MediaServiceImageTags"/>
    <meta:user-defined meta:name="PresentationFormat">Widescreen</meta:user-defined>
    <meta:user-defined meta:name="Slides" meta:value-type="float">12</meta:user-defined>
  </office:meta>
</office:document-meta>
</file>